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size="12pt" officeooo:paragraph-rsid="000fffac" style:font-size-asian="12pt" style:font-size-complex="12pt"/>
    </style:style>
    <style:style style:name="P2" style:family="paragraph" style:parent-style-name="Standard">
      <style:paragraph-properties fo:text-align="justify" style:justify-single-word="false"/>
      <style:text-properties style:font-name="DejaVu Sans" fo:font-size="12pt" officeooo:paragraph-rsid="0013a65e" style:font-size-asian="12pt" style:font-size-complex="12pt"/>
    </style:style>
    <style:style style:name="P3" style:family="paragraph" style:parent-style-name="Standard">
      <style:paragraph-properties fo:text-align="justify" style:justify-single-word="false"/>
      <style:text-properties style:font-name="DejaVu Sans" fo:font-size="12pt" officeooo:rsid="000fffac" officeooo:paragraph-rsid="000fffac" style:font-size-asian="12pt" style:font-size-complex="12pt"/>
    </style:style>
    <style:style style:name="P4" style:family="paragraph" style:parent-style-name="Standard">
      <style:paragraph-properties fo:text-align="justify" style:justify-single-word="false"/>
      <style:text-properties style:font-name="DejaVu Sans" fo:font-size="12pt" officeooo:rsid="0011bb91" officeooo:paragraph-rsid="0011bb91" style:font-size-asian="12pt" style:font-size-complex="12pt"/>
    </style:style>
    <style:style style:name="P5" style:family="paragraph" style:parent-style-name="Standard">
      <style:paragraph-properties fo:text-align="justify" style:justify-single-word="false"/>
      <style:text-properties style:font-name="DejaVu Sans" fo:font-size="12pt" officeooo:rsid="0011ca87" officeooo:paragraph-rsid="0011ca87" style:font-size-asian="12pt" style:font-size-complex="12pt"/>
    </style:style>
    <style:style style:name="T1" style:family="text">
      <style:text-properties officeooo:rsid="000fffac"/>
    </style:style>
    <style:style style:name="T2" style:family="text">
      <style:text-properties officeooo:rsid="0011ca87"/>
    </style:style>
    <style:style style:name="T3" style:family="text">
      <style:text-properties officeooo:rsid="0013a6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1">Please find enclosed the manuscript “Price response functions and spread impact in correlated financial markets” by <text:span text:style-name="T1">J.C. Henao-Londono</text:span> et al., which we ask you to consider for publication in EPJB. The manuscript discusses the <text:span text:style-name="T1">analysis of price response functions in correlated financial markets, focusing</text:span></text:p>
      <text:p text:style-name="P3">on key details of the computation of the responses and considering different</text:p>
      <text:p text:style-name="P3">variations on the price response function definition. We analyzed price response functions in trade and physical time scale, the influence of a time shift in the response results, a deep analysis of the properties of the time lag and the impact of the spread in the strength of the response signal.</text:p>
      <text:p text:style-name="P1"/>
      <text:p text:style-name="P1">Our manuscript starts with an introduction that concisely and clearly explains the motivations for our work, the background and our expertise on similar work<text:span text:style-name="T1">s</text:span> on <text:span text:style-name="T1">price response functions</text:span>. We then present the <text:span text:style-name="T1">data set used along the manuscript with their corresponding characteristics. Follow a clarification of the key concepts used in the price response functions and the time scale used. We define the different price response functions and illustrate the different results obtained. Furthermore, we add a time shift parameter and show the influence</text:span></text:p>
      <text:p text:style-name="P4">in the price response, obtaining clear results of the lost of signal depending of the parameter value in two time scales. From the returns definition we derive an expression to check the effect of the time lag in the response functions. Finally we group stocks according to their spread values <text:span text:style-name="T2">and check their responses functions and the similarities in each group.</text:span></text:p>
      <text:p text:style-name="P4"/>
      <text:p text:style-name="P5">From the time shift analysis, we identify peaks and lost of the signal in the response functions related to the order between the returns and the trade signs that are presented in all the stocks we analyzed. The time lag analysis shows the high influence of immediate response in the strength of the computed signals, and the decrease of the signal strength related to later time. <text:span text:style-name="T3">W</text:span>e find that the response functions of different stocks behave similarly according</text:p>
      <text:p text:style-name="P5">to their spread. We also <text:span text:style-name="T3">spot </text:span>that even for different groups of stocks, the market has a general influence <text:span text:style-name="T3">that can be seen in the shape of the average response functions.</text:span></text:p>
      <text:p text:style-name="P1"/>
      <text:p text:style-name="P2">For its relevance in <text:span text:style-name="T3">the analysis of the market micro-structure and the study of financial correlated markets, </text:span>and for its neat presentation, we hope that you will like our manuscript and find it suitable for publication in EPJ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233149094</meta:creation-date>
    <dc:date>2021-02-01T10:29:45.161194582</dc:date>
    <meta:editing-duration>PT1M9S</meta:editing-duration>
    <meta:editing-cycles>2</meta:editing-cycles>
    <meta:generator>LibreOffice/6.0.7.3$Linux_X86_64 LibreOffice_project/00m0$Build-3</meta:generator>
    <meta:document-statistic meta:table-count="0" meta:image-count="0" meta:object-count="0" meta:page-count="1" meta:paragraph-count="9" meta:word-count="401" meta:character-count="2469" meta:non-whitespace-character-count="2077"/>
  </office:meta>
</office:document-meta>
</file>